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Nunito Sans" svg:font-family="'Nunito Sans', apple-system, blinkmacsystemfont, 'Segoe UI', roboto, helvetica, arial, sans-serif"/>
    <style:font-face style:name="Roboto-Regular" svg:font-family="Roboto-Regular, 'Helvetica Neue', Arial, sans-serif"/>
    <style:font-face style:name="Times New Roman" svg:font-family="'Times New Roman'"/>
    <style:font-face style:name="Titillium Web" svg:font-family="'Titillium Web', sans-serif"/>
    <style:font-face style:name="arial" svg:font-family="arial, sans-serif"/>
    <style:font-face style:name="quot" svg:font-family="quot"/>
    <style:font-face style:name="sans-serif" svg:font-family="sans-serif"/>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7792in"/>
    </style:style>
    <style:style style:name="Table1.B" style:family="table-column">
      <style:table-column-properties style:column-width="3.8868in"/>
    </style:style>
    <style:style style:name="Table1.C" style:family="table-column">
      <style:table-column-properties style:column-width="0.0757in"/>
    </style:style>
    <style:style style:name="Table1.E" style:family="table-column">
      <style:table-column-properties style:column-width="0.1076in"/>
    </style:style>
    <style:style style:name="Table1.A1" style:family="table-cell">
      <style:table-cell-properties style:vertical-align="middle" fo:padding="0in" fo:border="none"/>
    </style:style>
    <style:style style:name="Table1.B9" style:family="table-cell">
      <style:table-cell-properties fo:padding="0.0194in" fo:border="none"/>
    </style:style>
    <style:style style:name="P1"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Helvetica Neue" fo:font-size="9.75pt" fo:letter-spacing="normal" fo:font-style="normal" style:text-underline-style="none" fo:font-weight="normal" officeooo:paragraph-rsid="00042605" style:text-blinking="false"/>
    </style:style>
    <style:style style:name="P2"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Helvetica Neue" fo:font-size="9.75pt" fo:letter-spacing="normal" fo:font-style="normal" style:text-underline-style="none" fo:font-weight="normal" officeooo:paragraph-rsid="00070f48" style:text-blinking="false"/>
    </style:style>
    <style:style style:name="P3"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1"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4"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1" fo:font-size="12pt" fo:letter-spacing="normal" fo:font-style="normal" style:text-underline-style="none" fo:font-weight="normal" officeooo:paragraph-rsid="00042605" style:text-blinking="false" style:font-size-asian="12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1" fo:font-size="12pt" fo:letter-spacing="normal" fo:font-style="normal" style:text-underline-style="none" fo:font-weight="normal" officeooo:paragraph-rsid="00166945" style:text-blinking="false" style:font-size-asian="12pt" style:font-style-asian="normal" style:font-weight-asian="normal" style:font-size-complex="12pt" style:font-style-complex="normal" style:font-weight-complex="normal"/>
    </style:style>
    <style:style style:name="P6"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1" fo:font-size="12pt" fo:letter-spacing="normal" fo:font-style="normal" style:text-underline-style="none" fo:font-weight="normal" officeooo:paragraph-rsid="001cc796" style:text-blinking="false"/>
    </style:style>
    <style:style style:name="P7"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1" fo:font-size="12pt" fo:letter-spacing="normal" fo:font-style="normal" style:text-underline-style="none" fo:font-weight="normal" officeooo:rsid="00121126" officeooo:paragraph-rsid="00121126" style:text-blinking="false" fo:background-color="transparent"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1" fo:font-size="12pt" fo:letter-spacing="normal" fo:font-style="normal" style:text-underline-style="none" fo:font-weight="normal" officeooo:paragraph-rsid="00042605" style:text-blinking="false" fo:background-color="transparent"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1" fo:font-size="12pt" fo:letter-spacing="normal" fo:font-style="normal" style:text-underline-style="none" fo:font-weight="normal" officeooo:paragraph-rsid="00166945" style:text-blinking="false" fo:background-color="transparent"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1" fo:font-size="12pt" fo:letter-spacing="normal" fo:font-style="normal" style:text-underline-style="none" fo:font-weight="normal" officeooo:paragraph-rsid="001a5971" style:text-blinking="false" fo:background-color="transparent"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1"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P12"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1" fo:font-size="12pt" fo:letter-spacing="normal" fo:font-style="normal" style:text-underline-style="none" fo:font-weight="bold" officeooo:paragraph-rsid="00042605" style:text-blinking="false" style:font-size-asian="12pt" style:font-style-asian="normal" style:font-weight-asian="bold" style:font-size-complex="12pt" style:font-style-complex="normal" style:font-weight-complex="bold"/>
    </style:style>
    <style:style style:name="P13" style:family="paragraph" style:parent-style-name="Standard">
      <style:paragraph-properties fo:margin-left="0in" fo:margin-right="0in" fo:text-align="start" style:justify-single-word="false" fo:orphans="2" fo:text-indent="0in" style:auto-text-indent="false"/>
      <style:text-properties fo:font-variant="normal" fo:text-transform="none" fo:color="#000000" style:text-line-through-style="none" style:text-line-through-type="none" style:font-name="Arial1" fo:font-size="12pt" fo:letter-spacing="normal" fo:font-style="normal" style:text-underline-style="none" fo:font-weight="normal" officeooo:paragraph-rsid="00042605" style:text-blinking="false" fo:background-color="#ffffff"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in" fo:margin-right="0in" fo:text-align="start" style:justify-single-word="false" fo:orphans="2" fo:text-indent="0in" style:auto-text-indent="false"/>
      <style:text-properties fo:font-variant="normal" fo:text-transform="none" fo:color="#333333" style:text-line-through-style="none" style:text-line-through-type="none" style:font-name="Arial1" fo:font-size="12pt" fo:letter-spacing="normal" fo:font-style="normal" style:text-underline-style="none" fo:font-weight="normal" officeooo:paragraph-rsid="00042605" style:text-blinking="false" fo:background-color="transparent"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in" fo:margin-right="0in" fo:text-align="start" style:justify-single-word="false" fo:orphans="2" fo:text-indent="0in" style:auto-text-indent="false"/>
      <style:text-properties fo:font-variant="normal" fo:text-transform="none" fo:color="#222222" style:text-line-through-style="none" style:text-line-through-type="none" style:font-name="Arial1" fo:font-size="12pt" fo:letter-spacing="normal" fo:font-style="normal" style:text-underline-style="none" fo:font-weight="normal" officeooo:paragraph-rsid="00042605" style:text-blinking="false"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in" fo:margin-right="0in" fo:text-align="start" style:justify-single-word="false" fo:orphans="2" fo:text-indent="0in" style:auto-text-indent="false"/>
      <style:text-properties style:font-name="Arial1" fo:font-size="12pt" fo:font-style="normal" fo:font-weight="normal" officeooo:paragraph-rsid="00079202"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in" fo:margin-right="0in" fo:text-align="start" style:justify-single-word="false" fo:orphans="2" fo:text-indent="0in" style:auto-text-indent="false"/>
      <style:text-properties style:font-name="Arial1" fo:font-size="12pt" fo:font-style="normal" fo:font-weight="normal" officeooo:paragraph-rsid="001b8035" style:font-size-asian="12pt" style:font-style-asian="normal" style:font-weight-asian="normal" style:font-size-complex="12pt" style:font-style-complex="normal" style:font-weight-complex="normal"/>
    </style:style>
    <style:style style:name="P18" style:family="paragraph" style:parent-style-name="Standard">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6">
      <style:paragraph-properties fo:text-align="start" style:justify-single-word="false" fo:orphans="2"/>
      <style:text-properties fo:font-variant="normal" fo:text-transform="none" fo:color="#1d2228" style:text-line-through-style="none" style:text-line-through-type="none" style:font-name="Helvetica Neue" fo:font-size="9.75pt" fo:letter-spacing="normal" fo:font-style="normal" style:text-underline-style="none" fo:font-weight="normal" officeooo:paragraph-rsid="000a4778" style:text-blinking="false"/>
    </style:style>
    <style:style style:name="P20" style:family="paragraph" style:parent-style-name="Standard" style:list-style-name="L6">
      <style:paragraph-properties fo:text-align="start" style:justify-single-word="false" fo:orphans="2"/>
      <style:text-properties fo:font-variant="normal" fo:text-transform="none" fo:color="#1d2228" style:text-line-through-style="none" style:text-line-through-type="none" style:font-name="Arial1" fo:font-size="12pt" fo:letter-spacing="normal" fo:font-style="normal" style:text-underline-style="none" fo:font-weight="normal" officeooo:paragraph-rsid="00070f48" style:text-blinking="false" style:font-size-asian="12pt" style:font-style-asian="normal" style:font-weight-asian="normal" style:font-size-complex="12pt" style:font-style-complex="normal" style:font-weight-complex="normal"/>
    </style:style>
    <style:style style:name="P21" style:family="paragraph" style:parent-style-name="Standard" style:list-style-name="L6">
      <style:paragraph-properties fo:text-align="start" style:justify-single-word="false" fo:orphans="2"/>
      <style:text-properties fo:font-variant="normal" fo:text-transform="none" fo:color="#1d2228" style:text-line-through-style="none" style:text-line-through-type="none" style:font-name="Arial1" fo:font-size="12pt" fo:letter-spacing="normal" fo:font-style="normal" style:text-underline-style="none" fo:font-weight="normal" officeooo:paragraph-rsid="00042605" style:text-blinking="false"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align="start" style:justify-single-word="false" fo:orphans="2" fo:text-indent="0in" style:auto-text-indent="false"/>
      <style:text-properties fo:font-variant="normal" fo:text-transform="none" fo:color="#000000" style:text-line-through-style="none" style:text-line-through-type="none" style:font-name="Arial1" fo:font-size="12pt" fo:letter-spacing="normal" fo:font-style="normal" style:text-underline-style="none" fo:font-weight="normal" officeooo:paragraph-rsid="001b8035" style:text-blinking="false" style:font-size-asian="12pt" style:font-style-asian="normal" style:font-weight-asian="normal" style:font-size-complex="12pt" style:font-style-complex="normal" style:font-weight-complex="normal"/>
    </style:style>
    <style:style style:name="P24" style:family="paragraph" style:parent-style-name="Text_20_body" style:list-style-name="L4">
      <style:paragraph-properties fo:margin-left="0in" fo:margin-right="0in" fo:margin-top="0in" fo:margin-bottom="0.0417in" loext:contextual-spacing="false" fo:text-align="start" style:justify-single-word="false" fo:orphans="2" fo:text-indent="0in" style:auto-text-indent="false" fo:padding="0in" fo:border="none"/>
      <style:text-properties fo:font-variant="normal" fo:text-transform="none" fo:color="#222222" style:text-line-through-style="none" style:text-line-through-type="none" style:font-name="Arial1"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loext:padding="0in" loext:border="none"/>
    </style:style>
    <style:style style:name="P25" style:family="paragraph" style:parent-style-name="Text_20_body" style:list-style-name="L4">
      <style:paragraph-properties fo:margin-left="0in" fo:margin-right="0in" fo:margin-top="0in" fo:margin-bottom="0.0417in" loext:contextual-spacing="false" fo:text-align="start" style:justify-single-word="false" fo:orphans="2" fo:text-indent="0in" style:auto-text-indent="false" fo:padding="0in" fo:border="none"/>
      <style:text-properties fo:font-variant="normal" fo:text-transform="none" fo:color="#222222" style:text-line-through-style="none" style:text-line-through-type="none" style:font-name="Arial1" fo:font-size="12pt" fo:letter-spacing="normal" fo:font-style="normal" style:text-underline-style="none" fo:font-weight="normal" officeooo:rsid="001b3461" officeooo:paragraph-rsid="001b3461" style:text-blinking="false" style:font-size-asian="12pt" style:font-style-asian="normal" style:font-weight-asian="normal" style:font-size-complex="12pt" style:font-style-complex="normal" style:font-weight-complex="normal" loext:padding="0in" loext:border="none"/>
    </style:style>
    <style:style style:name="P26" style:family="paragraph" style:parent-style-name="Text_20_body">
      <style:paragraph-properties fo:margin-left="0in" fo:margin-right="0in" fo:margin-top="0in" fo:margin-bottom="0.0417in" loext:contextual-spacing="false" fo:text-align="start" style:justify-single-word="false" fo:orphans="2" fo:text-indent="0in" style:auto-text-indent="false" fo:padding="0in" fo:border="none"/>
      <style:text-properties fo:font-variant="normal" fo:text-transform="none" fo:color="#222222" style:text-line-through-style="none" style:text-line-through-type="none" style:font-name="Arial1" fo:font-size="12pt" fo:letter-spacing="normal" fo:font-style="normal" style:text-underline-style="none" fo:font-weight="normal" officeooo:paragraph-rsid="0017a4e9" style:text-blinking="false" fo:background-color="transparent" style:font-size-asian="12pt" style:font-style-asian="normal" style:font-weight-asian="normal" style:font-size-complex="12pt" style:font-style-complex="normal" style:font-weight-complex="normal" loext:padding="0in" loext:border="none"/>
    </style:style>
    <style:style style:name="P27" style:family="paragraph" style:parent-style-name="Text_20_body" style:list-style-name="L3">
      <style:paragraph-properties fo:margin-left="0in" fo:margin-right="0in" fo:margin-top="0in" fo:margin-bottom="0.0417in" loext:contextual-spacing="false" fo:text-align="start" style:justify-single-word="false" fo:orphans="2" fo:text-indent="0in" style:auto-text-indent="false" fo:padding="0in" fo:border="none"/>
      <style:text-properties fo:font-variant="normal" fo:text-transform="none" fo:color="#222222" style:text-line-through-style="none" style:text-line-through-type="none" style:font-name="Arial1"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loext:padding="0in" loext:border="none"/>
    </style:style>
    <style:style style:name="P28" style:family="paragraph" style:parent-style-name="Text_20_body">
      <style:paragraph-properties fo:margin-left="0in" fo:margin-right="0in" fo:margin-top="0in" fo:margin-bottom="0.0417in" loext:contextual-spacing="false" fo:text-align="start" style:justify-single-word="false" fo:orphans="2" fo:text-indent="0in" style:auto-text-indent="false" fo:padding="0in" fo:border="none"/>
      <style:text-properties fo:font-variant="normal" fo:text-transform="none" fo:color="#222222" style:text-line-through-style="none" style:text-line-through-type="none" style:font-name="Arial1" fo:font-size="12pt" fo:letter-spacing="normal" fo:font-style="normal" style:text-underline-style="none" fo:font-weight="normal" officeooo:rsid="00166945" officeooo:paragraph-rsid="00166945" style:text-blinking="false" fo:background-color="transparent" style:font-size-asian="12pt" style:font-style-asian="normal" style:font-weight-asian="normal" style:font-size-complex="12pt" style:font-style-complex="normal" style:font-weight-complex="normal" loext:padding="0in" loext:border="none"/>
    </style:style>
    <style:style style:name="P29" style:family="paragraph" style:parent-style-name="Text_20_body">
      <style:paragraph-properties fo:margin-left="0in" fo:margin-right="0in" fo:margin-top="0in" fo:margin-bottom="0.0417in" loext:contextual-spacing="false" fo:text-align="start" style:justify-single-word="false" fo:orphans="2" fo:text-indent="0in" style:auto-text-indent="false" fo:padding="0in" fo:border="none"/>
      <style:text-properties fo:font-variant="normal" fo:text-transform="none" fo:color="#222222" style:text-line-through-style="none" style:text-line-through-type="none" style:font-name="Arial1" fo:font-size="12pt" fo:letter-spacing="normal" fo:font-style="normal" style:text-underline-style="none" fo:font-weight="normal" officeooo:paragraph-rsid="0017a4e9" style:text-blinking="false" fo:background-color="transparent"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left="0in" fo:margin-right="0in" fo:margin-top="0in" fo:margin-bottom="0.0417in" loext:contextual-spacing="false" fo:text-align="start" style:justify-single-word="false" fo:orphans="2" fo:text-indent="0in" style:auto-text-indent="false" fo:padding="0in" fo:border="none"/>
      <style:text-properties fo:font-variant="normal" fo:text-transform="none" fo:color="#222222" style:text-line-through-style="none" style:text-line-through-type="none" style:font-name="Arial1" fo:font-size="12pt" fo:letter-spacing="normal" fo:font-style="normal" style:text-underline-style="none" fo:font-weight="normal" officeooo:rsid="001694fe" officeooo:paragraph-rsid="001694fe" style:text-blinking="false" fo:background-color="transparent" style:font-size-asian="12pt" style:font-style-asian="normal" style:font-weight-asian="normal" style:font-size-complex="12pt" style:font-style-complex="normal" style:font-weight-complex="normal" loext:padding="0in" loext:border="none"/>
    </style:style>
    <style:style style:name="P31" style:family="paragraph" style:parent-style-name="Text_20_body">
      <style:paragraph-properties fo:margin-left="0in" fo:margin-right="0in" fo:margin-top="0in" fo:margin-bottom="0.0417in" loext:contextual-spacing="false" fo:text-align="start" style:justify-single-word="false" fo:orphans="2" fo:text-indent="0in" style:auto-text-indent="false" fo:padding="0in" fo:border="none"/>
      <style:text-properties fo:font-variant="normal" fo:text-transform="none" fo:color="#222222" style:text-line-through-style="none" style:text-line-through-type="none" style:font-name="Arial1" fo:font-size="12pt" fo:letter-spacing="normal" fo:font-style="normal" style:text-underline-style="none" fo:font-weight="normal" officeooo:rsid="001694fe" officeooo:paragraph-rsid="0017a4e9" style:text-blinking="false" fo:background-color="transparent" style:font-size-asian="12pt" style:font-style-asian="normal" style:font-weight-asian="normal" style:font-size-complex="12pt" style:font-style-complex="normal" style:font-weight-complex="normal" loext:padding="0in" loext:border="none"/>
    </style:style>
    <style:style style:name="P32" style:family="paragraph" style:parent-style-name="Text_20_body" style:list-style-name="L5">
      <style:paragraph-properties fo:margin-left="0in" fo:margin-right="0in" fo:margin-top="0in" fo:margin-bottom="0.0972in" loext:contextual-spacing="false" style:line-height-at-least="0.25in" fo:text-align="start" style:justify-single-word="false" fo:orphans="2" fo:text-indent="0in" style:auto-text-indent="false"/>
      <style:text-properties fo:font-variant="normal" fo:text-transform="none" style:text-line-through-style="none" style:text-line-through-type="none" style:font-name="Arial1" fo:font-size="12pt" fo:letter-spacing="normal" fo:font-style="normal" style:text-underline-style="none" fo:font-weight="normal" officeooo:paragraph-rsid="001b8035" style:text-blinking="false" style:font-size-asian="12pt" style:font-size-complex="12pt"/>
    </style:style>
    <style:style style:name="P33" style:family="paragraph" style:parent-style-name="Text_20_body" style:list-style-name="L5">
      <style:paragraph-properties fo:margin-top="0in" fo:margin-bottom="0.0972in" loext:contextual-spacing="false" style:line-height-at-least="0.25in" fo:text-align="start" style:justify-single-word="false" fo:orphans="2"/>
      <style:text-properties fo:font-variant="normal" fo:text-transform="none" fo:color="#000000" style:text-line-through-style="none" style:text-line-through-type="none" style:font-name="Arial1" fo:font-size="12pt" fo:letter-spacing="normal" fo:font-style="normal" style:text-underline-style="none" fo:font-weight="normal" style:text-blinking="false" style:font-size-asian="12pt" style:font-size-complex="12pt"/>
    </style:style>
    <style:style style:name="P34" style:family="paragraph" style:parent-style-name="Text_20_body" style:list-style-name="L5">
      <style:paragraph-properties fo:margin-top="0in" fo:margin-bottom="0.0972in" loext:contextual-spacing="false" style:line-height-at-least="0.25in" fo:text-align="start" style:justify-single-word="false" fo:orphans="2"/>
      <style:text-properties fo:font-variant="normal" fo:text-transform="none" fo:color="#000000" style:text-line-through-style="none" style:text-line-through-type="none" style:font-name="Arial1" fo:font-size="12pt" fo:letter-spacing="normal" fo:font-style="normal" style:text-underline-style="none" fo:font-weight="normal" officeooo:paragraph-rsid="001b8035" style:text-blinking="false" style:font-size-asian="12pt" style:font-size-complex="12pt"/>
    </style:style>
    <style:style style:name="P35" style:family="paragraph" style:parent-style-name="Text_20_body" style:list-style-name="L5">
      <style:paragraph-properties fo:margin-top="0in" fo:margin-bottom="0.0972in" loext:contextual-spacing="false" style:line-height-at-least="0.25in" fo:text-align="start" style:justify-single-word="false" fo:orphans="2"/>
      <style:text-properties fo:font-variant="normal" fo:text-transform="none" style:text-line-through-style="none" style:text-line-through-type="none" style:font-name="Arial1" fo:font-size="12pt" fo:letter-spacing="normal" fo:font-style="normal" style:text-underline-style="none" fo:font-weight="normal" style:text-blinking="false" style:font-size-asian="12pt" style:font-size-complex="12pt"/>
    </style:style>
    <style:style style:name="P36" style:family="paragraph" style:parent-style-name="Table_20_Heading">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able_20_Contents">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Heading_20_4">
      <style:paragraph-properties fo:margin-left="0in" fo:margin-right="0in" fo:text-align="start" style:justify-single-word="false" fo:orphans="2" fo:text-indent="0in" style:auto-text-indent="false"/>
      <style:text-properties fo:font-variant="normal" fo:text-transform="none" fo:color="#1375b0" style:text-line-through-style="none" style:text-line-through-type="none" style:font-name="Arial1" fo:font-size="12pt" fo:letter-spacing="normal" fo:font-style="normal" style:text-underline-style="none" fo:font-weight="normal" officeooo:paragraph-rsid="00042605" style:text-blinking="false" style:font-size-asian="12pt" style:font-style-asian="normal" style:font-weight-asian="normal" style:font-size-complex="12pt" style:font-style-complex="normal" style:font-weight-complex="normal"/>
    </style:style>
    <style:style style:name="T1" style:family="text">
      <style:text-properties officeooo:rsid="000230f6"/>
    </style:style>
    <style:style style:name="T2" style:family="text">
      <style:text-properties officeooo:rsid="00036c73"/>
    </style:style>
    <style:style style:name="T3" style:family="text">
      <style:text-properties fo:font-variant="normal" fo:text-transform="none" fo:color="#222222" style:text-line-through-style="none" style:text-line-through-type="none" fo:letter-spacing="normal" style:text-underline-style="none" style:text-blinking="false"/>
    </style:style>
    <style:style style:name="T4" style:family="text">
      <style:text-properties fo:font-variant="normal" fo:text-transform="none" fo:color="#222222" style:text-line-through-style="none" style:text-line-through-type="none" fo:letter-spacing="normal" style:text-underline-style="none" style:text-blinking="false" fo:background-color="#ffffff" loext:char-shading-value="0"/>
    </style:style>
    <style:style style:name="T5" style:family="text">
      <style:text-properties fo:font-variant="normal" fo:text-transform="none" fo:color="#222222" style:text-line-through-style="none" style:text-line-through-type="none" fo:letter-spacing="normal" style:text-underline-style="none" officeooo:rsid="001b8035" style:text-blinking="false" fo:background-color="#ffffff" loext:char-shading-value="0"/>
    </style:style>
    <style:style style:name="T6" style:family="text">
      <style:text-properties fo:color="#222222"/>
    </style:style>
    <style:style style:name="T7" style:family="text">
      <style:text-properties fo:color="#222222" fo:background-color="#ffffff" loext:char-shading-value="0"/>
    </style:style>
    <style:style style:name="T8" style:family="text">
      <style:text-properties fo:color="#222222" officeooo:rsid="000d701d" fo:background-color="#ffffff" loext:char-shading-value="0"/>
    </style:style>
    <style:style style:name="T9" style:family="text">
      <style:text-properties fo:color="#222222" officeooo:rsid="001b8035" fo:background-color="#ffffff" loext:char-shading-value="0"/>
    </style:style>
    <style:style style:name="T10" style:family="text">
      <style:text-properties fo:color="#222222" officeooo:rsid="001cc796" fo:background-color="#ffffff" loext:char-shading-value="0"/>
    </style:style>
    <style:style style:name="T11" style:family="text">
      <style:text-properties fo:color="#222222" officeooo:rsid="000d701d" fo:background-color="#ffffff" loext:char-shading-value="0" style:font-size-asian="12pt" style:font-style-asian="normal" style:font-weight-asian="normal" style:font-size-complex="12pt" style:font-style-complex="normal" style:font-weight-complex="normal"/>
    </style:style>
    <style:style style:name="T12" style:family="text">
      <style:text-properties fo:color="#222222" officeooo:rsid="0019734f"/>
    </style:style>
    <style:style style:name="T13" style:family="text">
      <style:text-properties fo:color="#222222" officeooo:rsid="000d701d"/>
    </style:style>
    <style:style style:name="T14" style:family="text">
      <style:text-properties fo:color="#222222" officeooo:rsid="001a5971"/>
    </style:style>
    <style:style style:name="T15" style:family="text">
      <style:text-properties fo:color="#222222" officeooo:rsid="000d701d" style:font-size-asian="12pt" style:font-style-asian="normal" style:font-weight-asian="normal" style:font-size-complex="12pt" style:font-style-complex="normal" style:font-weight-complex="normal"/>
    </style:style>
    <style:style style:name="T16" style:family="text">
      <style:text-properties fo:color="#222222" officeooo:rsid="000d701d" fo:background-color="transparent" loext:char-shading-value="0" style:font-size-asian="12pt" style:font-style-asian="normal" style:font-weight-asian="normal" style:font-size-complex="12pt" style:font-style-complex="normal" style:font-weight-complex="normal" loext:padding="0in" loext:border="none"/>
    </style:style>
    <style:style style:name="T17" style:family="text">
      <style:text-properties fo:color="#222222" style:font-name="Arial1" fo:font-size="12pt" officeooo:rsid="000d701d" fo:background-color="#ffffff" loext:char-shading-value="0" style:font-size-asian="12pt" style:font-style-asian="normal" style:font-weight-asian="normal" style:font-size-complex="12pt" style:font-style-complex="normal" style:font-weight-complex="normal"/>
    </style:style>
    <style:style style:name="T18" style:family="text">
      <style:text-properties fo:color="#222222" style:font-name="Arial1" fo:font-size="12pt" fo:font-style="normal" officeooo:rsid="000d701d" style:font-size-asian="12pt" style:font-style-asian="normal" style:font-weight-asian="normal" style:font-size-complex="12pt" style:font-style-complex="normal" style:font-weight-complex="normal"/>
    </style:style>
    <style:style style:name="T19" style:family="text">
      <style:text-properties fo:color="#222222" fo:font-style="normal" officeooo:rsid="000d701d" style:font-size-asian="12pt" style:font-style-asian="normal" style:font-weight-asian="normal" style:font-size-complex="12pt" style:font-style-complex="normal" style:font-weight-complex="normal"/>
    </style:style>
    <style:style style:name="T20" style:family="text">
      <style:text-properties fo:background-color="#ffffff" loext:char-shading-value="0"/>
    </style:style>
    <style:style style:name="T21" style:family="text">
      <style:text-properties fo:font-weight="bold" style:font-weight-asian="bold" style:font-weight-complex="bold"/>
    </style:style>
    <style:style style:name="T22" style:family="text">
      <style:text-properties fo:color="#52565a" style:font-name="Arial1" fo:font-size="12pt" fo:font-style="normal" style:font-size-asian="12pt" style:font-style-asian="normal" style:font-weight-asian="normal" style:font-size-complex="12pt" style:font-style-complex="normal" style:font-weight-complex="normal"/>
    </style:style>
    <style:style style:name="T23" style:family="text">
      <style:text-properties fo:color="#52565a" style:font-name="Arial1" fo:font-size="12pt" fo:font-style="normal" officeooo:rsid="00070f48" style:font-size-asian="12pt" style:font-style-asian="normal" style:font-weight-asian="normal" style:font-size-complex="12pt" style:font-style-complex="normal" style:font-weight-complex="normal"/>
    </style:style>
    <style:style style:name="T24" style:family="text">
      <style:text-properties fo:color="#52565a" style:font-name="Arial1" fo:font-size="12pt" fo:font-style="normal" officeooo:rsid="000a4778" style:font-size-asian="12pt" style:font-style-asian="normal" style:font-weight-asian="normal" style:font-size-complex="12pt" style:font-style-complex="normal" style:font-weight-complex="normal"/>
    </style:style>
    <style:style style:name="T25" style:family="text">
      <style:text-properties fo:color="#3c4043" fo:background-color="#ffffff" loext:char-shading-value="0"/>
    </style:style>
    <style:style style:name="T26" style:family="text">
      <style:text-properties fo:color="#3c4043" officeooo:rsid="00070f48" fo:background-color="#ffffff" loext:char-shading-value="0"/>
    </style:style>
    <style:style style:name="T27" style:family="text">
      <style:text-properties fo:color="#3c4043" officeooo:rsid="00060e84" fo:background-color="#ffffff" loext:char-shading-value="0"/>
    </style:style>
    <style:style style:name="T28" style:family="text">
      <style:text-properties fo:color="#3c4043" officeooo:rsid="000cf03d" fo:background-color="#ffffff" loext:char-shading-value="0"/>
    </style:style>
    <style:style style:name="T29" style:family="text">
      <style:text-properties fo:color="#3c4043" officeooo:rsid="001b8035" fo:background-color="#ffffff" loext:char-shading-value="0"/>
    </style:style>
    <style:style style:name="T30" style:family="text">
      <style:text-properties fo:color="#3c4043" officeooo:rsid="000cf03d" fo:background-color="#ffffff" loext:char-shading-value="0" style:font-size-asian="12pt" style:font-style-asian="normal" style:font-weight-asian="normal" style:font-size-complex="12pt" style:font-style-complex="normal" style:font-weight-complex="normal"/>
    </style:style>
    <style:style style:name="T31" style:family="text">
      <style:text-properties fo:color="#3c4043" style:font-name="Arial1" fo:font-size="12pt" fo:font-style="normal" officeooo:rsid="00070f48" fo:background-color="#ffffff" loext:char-shading-value="0" style:font-size-asian="12pt" style:font-style-asian="normal" style:font-weight-asian="normal" style:font-size-complex="12pt" style:font-style-complex="normal" style:font-weight-complex="normal"/>
    </style:style>
    <style:style style:name="T32" style:family="text">
      <style:text-properties fo:color="#3c4043" style:font-name="Arial1" fo:font-size="12pt" fo:background-color="#ffffff" loext:char-shading-value="0" style:font-size-asian="12pt" style:font-style-asian="normal" style:font-weight-asian="normal" style:font-size-complex="12pt" style:font-style-complex="normal" style:font-weight-complex="normal"/>
    </style:style>
    <style:style style:name="T33" style:family="text">
      <style:text-properties fo:color="#202122" style:font-name="Arial1" fo:font-size="12pt" fo:background-color="#ffffff" loext:char-shading-value="0" style:font-size-asian="12pt" style:font-style-asian="normal" style:font-weight-asian="normal" style:font-size-complex="12pt" style:font-style-complex="normal" style:font-weight-complex="normal"/>
    </style:style>
    <style:style style:name="T34" style:family="text">
      <style:text-properties fo:color="#202122" style:font-name="Arial1" fo:font-size="12pt" officeooo:rsid="001e73d2" fo:background-color="#ffffff" loext:char-shading-value="0" style:font-size-asian="12pt" style:font-style-asian="normal" style:font-weight-asian="normal" style:font-size-complex="12pt" style:font-style-complex="normal" style:font-weight-complex="normal"/>
    </style:style>
    <style:style style:name="T35" style:family="text">
      <style:text-properties fo:color="#202122" style:font-name="Arial1" fo:font-size="12pt" officeooo:rsid="000f4c22" fo:background-color="#ffffff" loext:char-shading-value="0" style:font-size-asian="12pt" style:font-style-asian="normal" style:font-weight-asian="normal" style:font-size-complex="12pt" style:font-style-complex="normal" style:font-weight-complex="normal"/>
    </style:style>
    <style:style style:name="T36" style:family="text">
      <style:text-properties fo:color="#202122" style:font-name="Arial1" fo:font-size="12pt" style:font-size-asian="12pt" style:font-style-asian="normal" style:font-weight-asian="normal" style:font-size-complex="12pt" style:font-style-complex="normal" style:font-weight-complex="normal"/>
    </style:style>
    <style:style style:name="T37" style:family="text">
      <style:text-properties fo:color="#202122" style:font-name="Arial1" fo:font-size="12pt" fo:background-color="transparent" loext:char-shading-value="0" style:font-size-asian="12pt" style:font-style-asian="normal" style:font-weight-asian="normal" style:font-size-complex="12pt" style:font-style-complex="normal" style:font-weight-complex="normal"/>
    </style:style>
    <style:style style:name="T38" style:family="text">
      <style:text-properties fo:color="#0645ad" style:font-name="Arial1" fo:font-size="12pt" fo:background-color="transparent" loext:char-shading-value="0" style:font-size-asian="12pt" style:font-style-asian="normal" style:font-weight-asian="normal" style:font-size-complex="12pt" style:font-style-complex="normal" style:font-weight-complex="normal"/>
    </style:style>
    <style:style style:name="T39" style:family="text">
      <style:text-properties fo:background-color="transparent" loext:char-shading-value="0"/>
    </style:style>
    <style:style style:name="T40" style:family="text">
      <style:text-properties officeooo:rsid="000f4c22"/>
    </style:style>
    <style:style style:name="T41" style:family="text">
      <style:text-properties fo:color="#4d5968" style:font-name="Arial1" fo:font-size="12pt" officeooo:rsid="000d701d" fo:background-color="#ffffff" loext:char-shading-value="0" style:font-size-asian="12pt" style:font-style-asian="normal" style:font-weight-asian="normal" style:font-size-complex="12pt" style:font-style-complex="normal" style:font-weight-complex="normal"/>
    </style:style>
    <style:style style:name="T42" style:family="text">
      <style:text-properties fo:color="#4d5968" style:font-name="Arial1" fo:font-size="12pt" fo:font-style="normal" fo:font-weight="normal" style:font-size-asian="12pt" style:font-style-asian="normal" style:font-weight-asian="normal" style:font-size-complex="12pt" style:font-style-complex="normal" style:font-weight-complex="normal"/>
    </style:style>
    <style:style style:name="T43" style:family="text">
      <style:text-properties fo:color="#4d5968" officeooo:rsid="000d701d" fo:background-color="#ffffff" loext:char-shading-value="0" style:font-size-asian="12pt" style:font-style-asian="normal" style:font-weight-asian="normal" style:font-size-complex="12pt" style:font-style-complex="normal" style:font-weight-complex="normal"/>
    </style:style>
    <style:style style:name="T44" style:family="text">
      <style:text-properties fo:color="#4d5968" officeooo:rsid="001cc796" fo:background-color="#ffffff" loext:char-shading-value="0" style:font-size-asian="12pt" style:font-style-asian="normal" style:font-weight-asian="normal" style:font-size-complex="12pt" style:font-style-complex="normal" style:font-weight-complex="normal"/>
    </style:style>
    <style:style style:name="T45" style:family="text">
      <style:text-properties fo:color="#4d5968" style:text-underline-style="solid" style:text-underline-width="auto" style:text-underline-color="font-color" officeooo:rsid="000d701d" fo:background-color="#ffffff" loext:char-shading-value="0" style:font-size-asian="12pt" style:font-style-asian="normal" style:font-weight-asian="normal" style:font-size-complex="12pt" style:font-style-complex="normal" style:font-weight-complex="normal"/>
    </style:style>
    <style:style style:name="T46" style:family="text">
      <style:text-properties fo:color="#4d5968" style:text-underline-style="solid" style:text-underline-width="auto" style:text-underline-color="font-color" officeooo:rsid="001cc796" fo:background-color="#ffffff" loext:char-shading-value="0" style:font-size-asian="12pt" style:font-style-asian="normal" style:font-weight-asian="normal" style:font-size-complex="12pt" style:font-style-complex="normal" style:font-weight-complex="normal"/>
    </style:style>
    <style:style style:name="T47" style:family="text">
      <style:text-properties fo:color="#4d5968" fo:font-weight="normal" style:font-weight-asian="normal" style:font-weight-complex="normal"/>
    </style:style>
    <style:style style:name="T48" style:family="text">
      <style:text-properties fo:color="#0099e9" style:font-name="Arial1" fo:font-size="12pt" officeooo:rsid="000d701d" fo:background-color="transparent" loext:char-shading-value="0" style:font-size-asian="12pt" style:font-style-asian="normal" style:font-weight-asian="normal" style:font-size-complex="12pt" style:font-style-complex="normal" style:font-weight-complex="normal" loext:padding="0in" loext:border="none"/>
    </style:style>
    <style:style style:name="T49" style:family="text">
      <style:text-properties fo:color="#0099e9" officeooo:rsid="000d701d" fo:background-color="transparent" loext:char-shading-value="0" style:font-size-asian="12pt" style:font-style-asian="normal" style:font-weight-asian="normal" style:font-size-complex="12pt" style:font-style-complex="normal" style:font-weight-complex="normal" loext:padding="0in" loext:border="none"/>
    </style:style>
    <style:style style:name="T50" style:family="text">
      <style:text-properties fo:color="#0099e9" officeooo:rsid="001cc796" fo:background-color="transparent" loext:char-shading-value="0" style:font-size-asian="12pt" style:font-style-asian="normal" style:font-weight-asian="normal" style:font-size-complex="12pt" style:font-style-complex="normal" style:font-weight-complex="normal" loext:padding="0in" loext:border="none"/>
    </style:style>
    <style:style style:name="T51" style:family="text">
      <style:text-properties fo:color="#0099e9" style:text-underline-style="solid" style:text-underline-width="auto" style:text-underline-color="font-color" officeooo:rsid="000d701d" fo:background-color="transparent" loext:char-shading-value="0" style:font-size-asian="12pt" style:font-style-asian="normal" style:font-weight-asian="normal" style:font-size-complex="12pt" style:font-style-complex="normal" style:font-weight-complex="normal" loext:padding="0in" loext:border="none"/>
    </style:style>
    <style:style style:name="T52" style:family="text">
      <style:text-properties fo:color="#0099e9" style:text-underline-style="solid" style:text-underline-width="auto" style:text-underline-color="font-color" officeooo:rsid="001cc796" fo:background-color="transparent" loext:char-shading-value="0" style:font-size-asian="12pt" style:font-style-asian="normal" style:font-weight-asian="normal" style:font-size-complex="12pt" style:font-style-complex="normal" style:font-weight-complex="normal" loext:padding="0in" loext:border="none"/>
    </style:style>
    <style:style style:name="T53" style:family="text">
      <style:text-properties officeooo:rsid="00155a5e"/>
    </style:style>
    <style:style style:name="T54" style:family="text">
      <style:text-properties officeooo:rsid="00166945"/>
    </style:style>
    <style:style style:name="T55" style:family="text">
      <style:text-properties officeooo:rsid="001694fe" loext:padding="0in" loext:border="none"/>
    </style:style>
    <style:style style:name="T56" style:family="text">
      <style:text-properties officeooo:rsid="0017a4e9"/>
    </style:style>
    <style:style style:name="T57" style:family="text">
      <style:text-properties officeooo:rsid="0017a4e9" loext:padding="0in" loext:border="none"/>
    </style:style>
    <style:style style:name="T58" style:family="text">
      <style:text-properties fo:color="#158fef" style:text-line-through-style="none" style:text-line-through-type="none" style:font-name="Arial1"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59" style:family="text">
      <style:text-properties officeooo:rsid="001a5971"/>
    </style:style>
    <style:style style:name="T60"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61" style:family="text">
      <style:text-properties fo:color="#000000"/>
    </style:style>
    <style:style style:name="T62" style:family="text">
      <style:text-properties officeooo:rsid="001b8035"/>
    </style:style>
    <style:style style:name="T63" style:family="text">
      <style:text-properties fo:color="#1b75bc" fo:font-weight="bold" style:font-weight-asian="bold"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63">Client-Server</text:span><text:line-break/>------------<text:line-break/><text:span text:style-name="T21">Tell us about the features of client/server</text:span></text:p>
      <text:p text:style-name="P23"><text:span text:style-name="T62">Features of client/server are as follows:</text:span></text:p>
      <text:list xml:id="list3753917668" text:style-name="L5">
        <text:list-item>
          <text:p text:style-name="P32"><text:span text:style-name="T61">The client server computing works with a system of request and response. The client sends a request to the server and the server responds with the desired information.</text:span> </text:p>
        </text:list-item>
        <text:list-item>
          <text:p text:style-name="P34">The client and server should follow a common communication protocol so they can easily interact with each other. All the communication protocols are available at the application layer. </text:p>
        </text:list-item>
        <text:list-item>
          <text:p text:style-name="P35"><text:span text:style-name="T61">A server can only accommodate a limited number of client requests at a time. So it uses a system based to priority to respond to the requests.</text:span> </text:p>
        </text:list-item>
        <text:list-item>
          <text:p text:style-name="P35"><text:span text:style-name="T61">Denial of Service attacks hindera servers ability to respond to authentic client requests by inundating it with false requests.</text:span> </text:p>
        </text:list-item>
        <text:list-item>
          <text:p text:style-name="P33">An example of a client server computing system is a web server. It returns the web pages to the clients that requested them.</text:p>
        </text:list-item>
      </text:list>
      <text:p text:style-name="P4"><text:line-break/><text:span text:style-name="T21">What is a Web server in a client server environment?</text:span></text:p>
      <text:p text:style-name="P4"><text:span text:style-name="T7">A </text:span><text:span text:style-name="T6">Web server</text:span><text:span text:style-name="T7"> is software or hardware that uses HTTP (Hypertext Transfer Protocol) and other protocols to respond to </text:span><text:span text:style-name="T6">client</text:span><text:span text:style-name="T7"> requests made over the World Wide </text:span><text:span text:style-name="T6">Web</text:span><text:span text:style-name="T7"> (WWW). ... The </text:span><text:span text:style-name="T6">Web server</text:span><text:span text:style-name="T7"> process is an example of the </text:span><text:span text:style-name="T6">client</text:span><text:span text:style-name="T7">/</text:span><text:span text:style-name="T6">server</text:span><text:span text:style-name="T7"> model. All computers that host </text:span><text:span text:style-name="T6">Web</text:span><text:span text:style-name="T7"> sites must have </text:span><text:span text:style-name="T6">Web server</text:span><text:span text:style-name="T7"> software.</text:span></text:p>
      <text:p text:style-name="P4"/>
      <text:p text:style-name="P11">What is the role of the presentation layer</text:p>
      <text:p text:style-name="P3"><text:span text:style-name="T7">The </text:span><text:span text:style-name="T6">presentation layer</text:span><text:span text:style-name="T7"> acts as a translator between the application and the network, mainly addressing the syntax representation of user information </text:span><text:span text:style-name="T9">such as</text:span><text:span text:style-name="T7"> providing formatted representations and translation data services. <text:s/></text:span><text:span text:style-name="T9">Also, d</text:span><text:span text:style-name="T7">ata compression, decompression, encryption, decryption are completed in this </text:span><text:span text:style-name="T6">layer</text:span><text:span text:style-name="T7">.</text:span></text:p>
      <text:p text:style-name="P3"/>
      <text:p text:style-name="P12">They say this architecture is secure, how is it done in your opinion?</text:p>
      <text:p text:style-name="P2"><text:span text:style-name="Emphasis"><text:span text:style-name="T23">To ensure security of a </text:span></text:span><text:span text:style-name="Emphasis"><text:span text:style-name="T22">Client Server Security Architecture, </text:span></text:span><text:span text:style-name="Emphasis"><text:span text:style-name="T23">I would do the following:</text:span></text:span></text:p>
      <text:list xml:id="list3060453167" text:style-name="L6">
        <text:list-item>
          <text:p text:style-name="P19"><text:span text:style-name="Emphasis"><text:span text:style-name="T23">encrypt </text:span></text:span><text:span text:style-name="Emphasis"><text:span text:style-name="T31">passwords in the database using </text:span></text:span><text:span text:style-name="Emphasis"><text:span text:style-name="T23">secure</text:span></text:span><text:span text:style-name="Emphasis"><text:span text:style-name="T31"> hashing function </text:span></text:span></text:p>
        </text:list-item>
        <text:list-item>
          <text:p text:style-name="P19"><text:span text:style-name="Emphasis"><text:span text:style-name="T24">add</text:span></text:span><text:span text:style-name="Emphasis"><text:span text:style-name="T23"> SSL/</text:span></text:span><text:span text:style-name="Emphasis"><text:span text:style-name="T24">TLS</text:span></text:span><text:span text:style-name="Emphasis"><text:span text:style-name="T23"> certificate </text:span></text:span><text:span text:style-name="Emphasis"><text:span text:style-name="T24">to HTTP</text:span></text:span></text:p>
        </text:list-item>
        <text:list-item>
          <text:p text:style-name="P19"><text:span text:style-name="Emphasis"><text:span text:style-name="T23">use HTTPS to ensure traffic is secure </text:span></text:span></text:p>
        </text:list-item>
        <text:list-item>
          <text:p text:style-name="P20"><text:span text:style-name="T29">u</text:span><text:span text:style-name="T25">se cloud based infrastructure </text:span><text:span text:style-name="T26">which is more secure</text:span><text:span text:style-name="T27"> </text:span><text:span text:style-name="T26">as well as</text:span><text:span text:style-name="T25"> easily scalable</text:span></text:p>
          <text:p text:style-name="P21"/>
        </text:list-item>
      </text:list>
      <text:p text:style-name="P12">What is a Database Server in a client server environment?</text:p>
      <text:p text:style-name="P17"><text:span text:style-name="T3">Database server</text:span><text:span text:style-name="T4"> is responsible for </text:span><text:span text:style-name="T3">database</text:span><text:span text:style-name="T4"> storage, access, and processing in a </text:span><text:span text:style-name="T3">client</text:span><text:span text:style-name="T4">/</text:span><text:span text:style-name="T3">server environment</text:span><text:span text:style-name="T4">. Examples of free software database applications include PostgreSQL; and Ingres and MySQL under the GNU General Public Licence. <text:s/>Sometimes </text:span><text:span text:style-name="T5">a database server is used </text:span><text:span text:style-name="T4">to describe a two-tier </text:span><text:span text:style-name="T3">client</text:span><text:span text:style-name="T4">/</text:span><text:span text:style-name="T3">server environment</text:span><text:span text:style-name="T4">.</text:span></text:p>
      <text:p text:style-name="P4"/>
      <text:p text:style-name="P4"/>
      <text:p text:style-name="P4"><text:soft-page-break/><text:line-break/><text:span text:style-name="T21">What are Super servers in client server environments?</text:span></text:p>
      <text:p text:style-name="P4"><text:span text:style-name="T7">A </text:span><text:span text:style-name="T6">super</text:span><text:span text:style-name="T7">-</text:span><text:span text:style-name="T6">server</text:span><text:span text:style-name="T7"> starts other </text:span><text:span text:style-name="T6">servers</text:span><text:span text:style-name="T7"> when needed, normally with access to them checked by a TCP wrapper. It uses very few resources when in idle state. This can be ideal for workstations used for local web development, </text:span><text:span text:style-name="T6">client</text:span><text:span text:style-name="T7">/</text:span><text:span text:style-name="T6">server</text:span><text:span text:style-name="T7"> development or low-traffic daemons with occasional usage (such as ident and SSH).</text:span></text:p>
      <text:p text:style-name="P4"><text:line-break/><text:span text:style-name="T21">Explain 2-Tier and 3-Tier architecture</text:span></text:p>
      <text:p text:style-name="P4"><text:span text:style-name="T7">A </text:span><text:span text:style-name="T10">2</text:span><text:span text:style-name="T7">-</text:span><text:span text:style-name="T6">tier architecture</text:span><text:span text:style-name="T7"> is a database </text:span><text:span text:style-name="T6">architecture</text:span><text:span text:style-name="T7"> where presentation layer runs on a </text:span><text:span text:style-name="T10">C</text:span><text:span text:style-name="T7">lient and data is stored on a Server. <text:s/></text:span><text:span text:style-name="T10">A</text:span><text:span text:style-name="T7"> </text:span><text:span text:style-name="T10">3</text:span><text:span text:style-name="T7">-</text:span><text:span text:style-name="T6">tier architecture</text:span><text:span text:style-name="T7"> is consist of the Presentation layer (PC, Tablet, Mobile, etc.), the Application layer (server) and Database Server.</text:span></text:p>
      <text:p text:style-name="P16"><text:span text:style-name="T4">All projects are broadly divided into two types of applications </text:span><text:span text:style-name="T3">2-tier and 3-tier</text:span><text:span text:style-name="T4"> architecture. Basically high level we can say that </text:span><text:span text:style-name="T3">2</text:span><text:span text:style-name="T4">-</text:span><text:span text:style-name="T3">tier</text:span><text:span text:style-name="T4"> architecture is Client server application and </text:span><text:span text:style-name="T3">3</text:span><text:span text:style-name="T4">-</text:span><text:span text:style-name="T3">tier</text:span><text:span text:style-name="T4"> architecture is Web based application. <text:s/></text:span></text:p>
      <text:p text:style-name="P4"><text:line-break/><text:span text:style-name="T21">What is a File server?</text:span></text:p>
      <text:p text:style-name="P4"><text:span text:style-name="T7">a </text:span><text:span text:style-name="T6">file server</text:span><text:span text:style-name="T7"> is a </text:span><text:span text:style-name="T6">server</text:span><text:span text:style-name="T7"> that provides access to </text:span><text:span text:style-name="T6">files</text:span><text:span text:style-name="T7">. It acts as a central </text:span><text:span text:style-name="T6">file</text:span><text:span text:style-name="T7"> storage location that can be accessed by multiple systems. <text:s/>In a business setting where security is important, a </text:span><text:span text:style-name="T6">file server</text:span><text:span text:style-name="T7"> may require all client systems to log in before accessing the </text:span><text:span text:style-name="T6">server</text:span><text:span text:style-name="T7">.</text:span></text:p>
      <text:p text:style-name="P4"><text:span text:style-name="T7">In the client/</text:span><text:span text:style-name="T6">server</text:span><text:span text:style-name="T7"> model, a </text:span><text:span text:style-name="T6">file server</text:span><text:span text:style-name="T7"> is a computer responsible for the central storage and management of data </text:span><text:span text:style-name="T6">files</text:span><text:span text:style-name="T7"> so that other computers on the same network </text:span><text:span text:style-name="T6">can</text:span><text:span text:style-name="T7"> access the </text:span><text:span text:style-name="T6">files</text:span><text:span text:style-name="T7">. <text:s/>On the Internet, such programs often use the </text:span><text:span text:style-name="T6">File</text:span><text:span text:style-name="T7"> Transfer Protocol (FTP). <text:s/></text:span><text:span text:style-name="T6">Client Server</text:span><text:span text:style-name="T7"> is an </text:span><text:span text:style-name="T6">architectural model</text:span><text:span text:style-name="T7">, while a </text:span><text:span text:style-name="T6">file server</text:span><text:span text:style-name="T7"> is a data organization method for storing user </text:span><text:span text:style-name="T6">files</text:span><text:span text:style-name="T7"> centrally within a department or company. <text:s/></text:span></text:p>
      <text:p text:style-name="P4"><text:line-break/><text:line-break/><text:span text:style-name="T63">SOA &amp; MicroServices</text:span><text:line-break/>------------------</text:p>
      <text:p text:style-name="P4"><text:span text:style-name="T21">What are the main benefits of SOA?</text:span></text:p>
      <text:p text:style-name="P4"><text:span text:style-name="T6">Service-oriented architecture</text:span><text:span text:style-name="T7"> (</text:span><text:span text:style-name="T6">SOA</text:span><text:span text:style-name="T7">) enables increased business agility, improved business workflows, extensible architecture, enhanced reuse, and a longer life span of applications. </text:span></text:p>
      <text:p text:style-name="P4"><text:line-break/><text:span text:style-name="T21">How can you achieve loose coupling in SOA</text:span></text:p>
      <text:p text:style-name="P13">Use of XML is sometimes mentioned as being a key ingredient in achieving loose coupling in an SOA. When we talk about systems being loosely coupled, we mean that there are few dependencies between them, and/or the dependencies are arranged in their technical details such that certain kinds of changes to the subsystem that implements an interface can be tolerated by clients without requiring changes to the latter. The only technical aspect of XML-based interaction that seems to promote loose coupling is the fact that information can be added to the output of interfaces, which will be ignored by unmodified clients, and perhaps conversely, that additional inputs accepted by the serving system can be defaulted if not supplied by the client. (Kind of like adding optional parameters to a function; callers don't have to be modified.) This kind of decoupling is eased by the use of XML, but can also be done (though typically it hasn't been) using other, more compact representations. </text:p>
      <text:p text:style-name="P4"><text:line-break/><text:span text:style-name="T21">Are web services and SOA the same?</text:span></text:p>
      <text:p text:style-name="P6"><text:span text:style-name="T15">Web services and SOA are related, but not the same. <text:s/></text:span><text:span text:style-name="T11">SOA (Service Oriented Architecture) which is a style of software design where services are provided to the other components by application components, through a communication protocol over a network. <text:s/></text:span><text:span text:style-name="T15">SOA</text:span><text:span text:style-name="T11"> is an </text:span><text:soft-page-break/><text:span text:style-name="T11">architecture, a set of design principles or guidelines to construct a system whose parts are loosely coupled. <text:s/>A </text:span><text:span text:style-name="Emphasis"><text:span text:style-name="T19">web service</text:span></text:span><text:span text:style-name="T11"> is any piece of software that makes itself available over the internet and uses a standardized XML messaging system. XML is used to encode all communications to a </text:span><text:span text:style-name="Emphasis"><text:span text:style-name="T19">web service</text:span></text:span><text:span text:style-name="T11">. ... A </text:span><text:span text:style-name="Emphasis"><text:span text:style-name="T19">web service</text:span></text:span><text:span text:style-name="T11"> is a collection of open protocols and standards used for exchanging data between applications or systems. <text:s/>Web service uses three styles: REST, SOAP, and SML-RPC for communication and </text:span><text:span text:style-name="T30">provides support for only the HTTP protocol.</text:span></text:p>
      <text:p text:style-name="P4"/>
      <text:p text:style-name="P4"><text:line-break/><text:span text:style-name="T21">What is a reusable service?</text:span></text:p>
      <text:p text:style-name="P1"><text:span text:style-name="T33">The </text:span><text:span text:style-name="T36">service reusability principle</text:span><text:span text:style-name="T33"> is a </text:span><text:a xlink:type="simple" xlink:href="https://en.wikipedia.org/wiki/Visual_design_elements_and_principles" text:style-name="Internet_20_link" text:visited-style-name="Visited_20_Internet_20_Link"><text:span text:style-name="T37">design principle</text:span></text:a><text:span text:style-name="T33">, applied within the </text:span><text:a xlink:type="simple" xlink:href="https://en.wikipedia.org/wiki/Service-orientation" text:style-name="Internet_20_link" text:visited-style-name="Visited_20_Internet_20_Link"><text:span text:style-name="T37">service-orientation</text:span></text:a><text:span text:style-name="T33"> </text:span><text:a xlink:type="simple" xlink:href="https://en.wikipedia.org/wiki/Design_paradigm" text:style-name="Internet_20_link" text:visited-style-name="Visited_20_Internet_20_Link"><text:span text:style-name="T37">design paradigm</text:span></text:a><text:span text:style-name="T33">, to create services that can be reused across a business.</text:span><text:span text:style-name="T37"> </text:span><text:span text:style-name="T33">These reusable services are designed so that their solution logic is independent of any particular </text:span><text:a xlink:type="simple" xlink:href="https://en.wikipedia.org/wiki/Business_process" text:style-name="Internet_20_link" text:visited-style-name="Visited_20_Internet_20_Link"><text:span text:style-name="T37">business process</text:span></text:a><text:span text:style-name="T33"> or technology. <text:s/></text:span><text:span text:style-name="T34">T</text:span><text:span text:style-name="T33">he actual reuse relates to when the service is used to automate multiple business processes. <text:s/>This is the true service reuse as such a service eliminates the need for creating altogether a new service and becomes a part of multiple business processes without being part of any particular business process. <text:s text:c="2"/></text:span><text:span text:style-name="T34">Hence, t</text:span><text:span text:style-name="T33">he service reusability principle </text:span><text:span text:style-name="T35">provides </text:span><text:span text:style-name="T33">a set of guidelines that help to design services containing logic which is not linked to any particular business process </text:span><text:span text:style-name="T35">including service loose coupling </text:span><text:span text:style-name="T33">and hence could be reused across the enterprise for automating multiple business processes. This further helps in achieving increased ROI.</text:span><text:bookmark text:name="cite_ref-Hariharan_4-0"/></text:p>
      <text:p text:style-name="P4"><text:line-break/><text:span text:style-name="T21">What are the disadvantages of SOA?</text:span></text:p>
      <text:h text:style-name="P38" text:outline-level="4"><text:span text:style-name="Strong_20_Emphasis"><text:span text:style-name="T47">Disadvantages:</text:span></text:span></text:h>
      <text:p text:style-name="P22"><text:span text:style-name="Strong_20_Emphasis"><text:span text:style-name="T42">1. High Bandwidth Server</text:span></text:span><text:span text:style-name="T42"> – As therefore net service sends and receives messages and knowledge often times so it simply reaches high requests per day. So it involves a high-speed server with plenty of information measure to run an internet service.</text:span></text:p>
      <text:p text:style-name="P22"><text:span text:style-name="Strong_20_Emphasis"><text:span text:style-name="T42">2. Extra Overload</text:span></text:span><text:span text:style-name="T42"> – In SOA, all inputs square measures its validity before it’s sent to the service. If you are victimization multiple services then it’ll overload your system with further computation.</text:span></text:p>
      <text:p text:style-name="P22"><text:span text:style-name="Strong_20_Emphasis"><text:span text:style-name="T42">3. High Cost </text:span></text:span><text:span text:style-name="T42">– It is expensive in terms of human resource, development, and technology.</text:span></text:p>
      <text:p text:style-name="P4"><text:line-break/><text:span text:style-name="T21">What is ESB and where does it fit in?</text:span></text:p>
      <text:p text:style-name="P7"><text:span text:style-name="T6">The Enterprise Service Bus (ESB) is a software architecture which connects all the services together over a bus like infrastructure. It acts as communication center in the SOA by allowing linking multiple systems, applications and data and connects multiple systems with no disruption. <text:s/></text:span><text:span text:style-name="T1">SOA based applications are compromised of more loosely coupled components that use an Enterprise Services Bus messaging protocol to communicate among themselves.</text:span></text:p>
      <text:p text:style-name="P4"><text:line-break/><text:span text:style-name="T21">In SOA do we need to build a system from scratch?</text:span></text:p>
      <text:p text:style-name="P8"><text:span text:style-name="T6">No, if we need to integrate any existing system you just can loosely couple wrappers which help in wrapping all customer services and expose all functionalities in a generic manner.</text:span></text:p>
      <text:p text:style-name="P4"/>
      <text:p text:style-name="P4"/>
      <text:p text:style-name="P4"><text:soft-page-break/><text:line-break/><text:span text:style-name="T21">What is the most important skill needed to adopt SOA ?technical or cultural?</text:span></text:p>
      <text:p text:style-name="P14"><text:span text:style-name="T53">I would say</text:span> cultural <text:span text:style-name="T53">because </text:span>SOA require<text:span text:style-name="T53">s</text:span> people to think of business and technology differently. Instead of thinking of technology first, <text:span text:style-name="T53">we</text:span> must first think in terms of business functions, or services. <text:s/><text:span text:style-name="T53">For example, when my</text:span> company <text:span text:style-name="T53">does certain </text:span>business functions, how can I set up my IT system to do those things most efficiently? <text:s/>It is expected that adoption of SOA will change business IT departments, creating service-oriented (instead of technology-oriented) IT organizations.</text:p>
      <text:p text:style-name="P12"><text:line-break/>List down the advantages of Microservices Architecture.</text:p>
      <text:p text:style-name="P9"><text:span text:style-name="T54">The advantages of Microservices include agility, small and focused teams, small code base, mix of technologies, fault isolation, data isolation, and scalability.</text:span></text:p>
      <text:p text:style-name="P5"/>
      <text:p text:style-name="P12">What are the best practices to design Microservices?</text:p>
      <text:p text:style-name="P26"><text:span text:style-name="T56">Here are 10 best practices to design a microservices architecture</text:span></text:p>
      <text:p text:style-name="P28"><text:span text:style-name="T56">1.</text:span> <text:span text:style-name="T56">Use </text:span>REST API</text:p>
      <text:p text:style-name="P29"><text:span text:style-name="T57">2. Use </text:span><text:span text:style-name="T55">Spring HATEOAS (</text:span>Hypermedia as the Engine of Application State<text:span text:style-name="T56">) component</text:span><text:span text:style-name="T55"> to navigable restful APIs</text:span></text:p>
      <text:p text:style-name="P30"><text:span text:style-name="T56">3. Use D</text:span>istributed configuration</text:p>
      <text:p text:style-name="P30"><text:span text:style-name="T56">4. C</text:span>lient code generation</text:p>
      <text:p text:style-name="P30"><text:span text:style-name="T56">5. C</text:span>ontinuous delivery</text:p>
      <text:p text:style-name="P30"><text:span text:style-name="T56">6. M</text:span>onitor </text:p>
      <text:p text:style-name="P30"><text:span text:style-name="T56">7. L</text:span>ogging</text:p>
      <text:p text:style-name="P30"><text:span text:style-name="T56">8. </text:span>APM (application performance management)</text:p>
      <text:p text:style-name="P31"><text:span text:style-name="T56">9. </text:span>API gateways to aggregate data to specific clients </text:p>
      <text:p text:style-name="P31"><text:span text:style-name="T56">10. E</text:span>vent sourcing and CQRS (command and query responsibility segregation)</text:p>
      <text:p text:style-name="P4"><text:line-break/><text:span text:style-name="T21">How does Microservice Architecture work?</text:span></text:p>
      <text:p text:style-name="P9"><text:span text:style-name="T2">Microservices Architecture are a number of independent application services delivering one single functionality in a loosely conneced and self-contained fashion. <text:s/>Communicating through light-weight messaging protocols such as HTTP, REST or Thrift API. <text:s/></text:span></text:p>
      <text:p text:style-name="P4"><text:line-break/><text:span text:style-name="T21">What are the pros and cons of Microservice Architecture?</text:span></text:p>
      <text:p text:style-name="P4"/>
      <table:table table:name="Table1" table:style-name="Table1">
        <table:table-column table:style-name="Table1.A"/>
        <table:table-column table:style-name="Table1.B"/>
        <table:table-column table:style-name="Table1.C" table:number-columns-repeated="2"/>
        <table:table-column table:style-name="Table1.E"/>
        <table:table-header-rows>
          <table:table-row>
            <table:table-cell table:style-name="Table1.A1" office:value-type="string">
              <text:p text:style-name="Table_20_Heading"><text:span text:style-name="Strong_20_Emphasis"><text:span text:style-name="T60">Pros</text:span></text:span></text:p>
            </table:table-cell>
            <table:table-cell table:style-name="Table1.A1" office:value-type="string">
              <text:p text:style-name="Table_20_Heading"><text:span text:style-name="Strong_20_Emphasis"><text:span text:style-name="T60">Cons</text:span></text:span></text:p>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row>
        </table:table-header-rows>
        <table:table-row>
          <table:table-cell table:style-name="Table1.A1" office:value-type="string">
            <text:p text:style-name="P37">Greater agility</text:p>
          </table:table-cell>
          <table:table-cell table:style-name="Table1.A1" office:value-type="string">
            <text:p text:style-name="P37">Needs more collaboration (each team has to cover the whole microservice lifecycle)</text:p>
          </table:table-cell>
          <table:table-cell table:style-name="Table1.A1" office:value-type="string">
            <text:p text:style-name="P37"/>
          </table:table-cell>
          <table:table-cell table:style-name="Table1.A1" office:value-type="string">
            <text:p text:style-name="P37"/>
          </table:table-cell>
          <table:table-cell table:style-name="Table1.A1" office:value-type="string">
            <text:p text:style-name="P37"/>
          </table:table-cell>
        </table:table-row>
        <table:table-row>
          <table:table-cell table:style-name="Table1.A1" office:value-type="string">
            <text:p text:style-name="P37">Faster time to market</text:p>
          </table:table-cell>
          <table:table-cell table:style-name="Table1.A1" office:value-type="string">
            <text:p text:style-name="Table_20_Contents"><text:span text:style-name="T60">Harder to test and </text:span><text:a xlink:type="simple" xlink:href="https://raygun.com/blog/monitoring-microservices/" office:target-frame-name="_blank" xlink:show="new" text:style-name="Internet_20_link" text:visited-style-name="Visited_20_Internet_20_Link"><text:span text:style-name="T58">monitor</text:span></text:a><text:span text:style-name="T60"> because of the complexity of the architecture</text:span></text:p>
          </table:table-cell>
          <table:table-cell table:style-name="Table1.A1" office:value-type="string">
            <text:p text:style-name="P37"/>
          </table:table-cell>
          <table:table-cell table:style-name="Table1.A1" office:value-type="string">
            <text:p text:style-name="P37"/>
          </table:table-cell>
          <table:table-cell table:style-name="Table1.A1" office:value-type="string">
            <text:p text:style-name="P37"/>
          </table:table-cell>
        </table:table-row>
        <table:table-row>
          <table:table-cell table:style-name="Table1.A1" office:value-type="string">
            <text:p text:style-name="P37">Better scalability</text:p>
          </table:table-cell>
          <table:table-cell table:style-name="Table1.A1" office:value-type="string">
            <text:p text:style-name="P37">Poorer performance, as microservices need to communicate (network latency, message processing, etc.)</text:p>
          </table:table-cell>
          <table:table-cell table:style-name="Table1.A1" office:value-type="string">
            <text:p text:style-name="P37"/>
          </table:table-cell>
          <table:table-cell table:style-name="Table1.A1" office:value-type="string">
            <text:p text:style-name="P37"/>
          </table:table-cell>
          <table:table-cell table:style-name="Table1.A1" office:value-type="string">
            <text:p text:style-name="P37"/>
          </table:table-cell>
        </table:table-row>
        <table:table-row>
          <table:table-cell table:style-name="Table1.A1" office:value-type="string">
            <text:p text:style-name="P37">Faster development cycles (easier deployment and debugging)</text:p>
          </table:table-cell>
          <table:table-cell table:style-name="Table1.A1" office:value-type="string">
            <text:p text:style-name="P37">Harder to maintain the network (has less fault tolerance, needs more load balancing, etc.)</text:p>
          </table:table-cell>
          <table:table-cell table:style-name="Table1.A1" office:value-type="string">
            <text:p text:style-name="P37"/>
          </table:table-cell>
          <table:table-cell table:style-name="Table1.A1" office:value-type="string">
            <text:p text:style-name="P37"/>
          </table:table-cell>
          <table:table-cell table:style-name="Table1.A1" office:value-type="string">
            <text:p text:style-name="P37"/>
          </table:table-cell>
        </table:table-row>
        <table:table-row>
          <table:table-cell table:style-name="Table1.A1" office:value-type="string">
            <text:p text:style-name="P37">Easier to create a CI/CD pipeline for <text:soft-page-break/>single-responsibility services</text:p>
          </table:table-cell>
          <table:table-cell table:style-name="Table1.A1" office:value-type="string">
            <text:p text:style-name="Table_20_Contents"><text:span text:style-name="T60">Doesn’t work without the proper corporate culture </text:span><text:soft-page-break/><text:span text:style-name="T60">(</text:span><text:a xlink:type="simple" xlink:href="https://raygun.com/blog/what-is-devops/" office:target-frame-name="_blank" xlink:show="new" text:style-name="Internet_20_link" text:visited-style-name="Visited_20_Internet_20_Link"><text:span text:style-name="T58">DevOps culture</text:span></text:a><text:span text:style-name="T60">, automation practices, etc.)</text:span></text:p>
          </table:table-cell>
          <table:table-cell table:style-name="Table1.A1" office:value-type="string">
            <text:p text:style-name="P37"/>
          </table:table-cell>
          <table:table-cell table:style-name="Table1.A1" office:value-type="string">
            <text:p text:style-name="P37"/>
          </table:table-cell>
          <table:table-cell table:style-name="Table1.A1" office:value-type="string">
            <text:p text:style-name="P37"/>
          </table:table-cell>
        </table:table-row>
        <table:table-row>
          <table:table-cell table:style-name="Table1.A1" office:value-type="string">
            <text:p text:style-name="P37">Isolated services have better fault tolerance</text:p>
          </table:table-cell>
          <table:table-cell table:style-name="Table1.A1" office:value-type="string">
            <text:p text:style-name="P37">Security issues (harder to maintain transaction safety, distributed communication goes wrong more likely, etc.)</text:p>
          </table:table-cell>
          <table:table-cell table:style-name="Table1.A1" office:value-type="string">
            <text:p text:style-name="P37"/>
          </table:table-cell>
          <table:table-cell table:style-name="Table1.A1" office:value-type="string">
            <text:p text:style-name="P37"/>
          </table:table-cell>
          <table:table-cell table:style-name="Table1.A1" office:value-type="string">
            <text:p text:style-name="P37"/>
          </table:table-cell>
        </table:table-row>
        <table:table-row>
          <table:table-cell table:style-name="Table1.A1" office:value-type="string">
            <text:p text:style-name="P37">Platform- and language agnostic services</text:p>
          </table:table-cell>
          <table:table-cell table:style-name="Table1.A1" office:value-type="string">
            <text:p text:style-name="P37"/>
          </table:table-cell>
          <table:table-cell table:style-name="Table1.A1" office:value-type="string">
            <text:p text:style-name="P37"/>
          </table:table-cell>
          <table:table-cell table:style-name="Table1.A1" office:value-type="string">
            <text:p text:style-name="P37"/>
          </table:table-cell>
          <table:table-cell table:style-name="Table1.A1" office:value-type="string">
            <text:p text:style-name="P37"/>
          </table:table-cell>
        </table:table-row>
        <table:table-row>
          <table:table-cell table:style-name="Table1.A1" office:value-type="string">
            <text:p text:style-name="P37">Cloud-readiness</text:p>
          </table:table-cell>
          <table:table-cell table:style-name="Table1.B9" table:number-columns-spanned="4" office:value-type="string">
            <text:p text:style-name="P37"/>
          </table:table-cell>
          <table:covered-table-cell/>
          <table:covered-table-cell/>
          <table:covered-table-cell/>
        </table:table-row>
      </table:table>
      <text:p text:style-name="P4"/>
      <text:p text:style-name="P4"><text:line-break/><text:span text:style-name="T21">What is the difference between Monolithic, SOA and Microservices Architecture?</text:span></text:p>
      <text:p text:style-name="P8"><text:span text:style-name="T6">SOA is a modular means of breaking up monolithic applications into smaller components, while microservices provides a smaller, more fine-grained approach to accomplishing the same objective. <text:s/>However, </text:span><text:span text:style-name="T12">in reality </text:span><text:span text:style-name="T6">both SOA and microservices are applicable in different use cases for the same organization.</text:span></text:p>
      <text:p text:style-name="P4"/>
      <text:p text:style-name="P4"><text:span text:style-name="T21">What are the challenges you face while working Microservice Architectures?</text:span></text:p>
      <text:p text:style-name="P10"><text:span text:style-name="T59">I have not yet worked with Microservice Architectures. <text:s/>But, from my research h</text:span><text:span text:style-name="T6">ere are some of the top challenges that organizations face in their microservices </text:span><text:span text:style-name="T14">architectures:</text:span></text:p>
      <text:list xml:id="list1911556387" text:style-name="L3">
        <text:list-item>
          <text:p text:style-name="P27">Managing Microservices. As the number of microservices increases, managing them gets more challenging</text:p>
        </text:list-item>
        <text:list-item>
          <text:p text:style-name="P27">Monitoring. ... </text:p>
        </text:list-item>
        <text:list-item>
          <text:p text:style-name="P27">Embracing DevOps Culture</text:p>
        </text:list-item>
        <text:list-item>
          <text:p text:style-name="P27">Fault Tolerance</text:p>
        </text:list-item>
        <text:list-item>
          <text:p text:style-name="P27">Testing</text:p>
        </text:list-item>
        <text:list-item>
          <text:p text:style-name="P27">Cyclic Dependencies</text:p>
        </text:list-item>
      </text:list>
      <text:p text:style-name="P4"><text:line-break/><text:span text:style-name="T21">What are the characteristics of Microservices?</text:span></text:p>
      <text:p text:style-name="P15">Characteristics of a Microservice Architecture:</text:p>
      <text:list xml:id="list1334725983" text:style-name="L4">
        <text:list-item>
          <text:p text:style-name="P24">Componentization via Services</text:p>
        </text:list-item>
        <text:list-item>
          <text:p text:style-name="P24">Organized around Business Capabilities</text:p>
        </text:list-item>
        <text:list-item>
          <text:p text:style-name="P24">Products not Projects</text:p>
        </text:list-item>
        <text:list-item>
          <text:p text:style-name="P24">Smart endpoints and dumb pipes</text:p>
        </text:list-item>
        <text:list-item>
          <text:p text:style-name="P24">Decentralized Governance</text:p>
        </text:list-item>
        <text:list-item>
          <text:p text:style-name="P24">Decentralized Data Management</text:p>
        </text:list-item>
        <text:list-item>
          <text:p text:style-name="P24">Infrastructure Automation</text:p>
        </text:list-item>
        <text:list-item>
          <text:p text:style-name="P24">Design for failure</text:p>
        </text:list-item>
        <text:list-item>
          <text:p text:style-name="P25">Evolutionary Design</text:p>
          <text:p text:style-name="P25"/>
        </text:list-item>
      </text:list>
      <text:p text:style-name="P4"/>
      <text:p text:style-name="P4"/>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Nunito Sans" svg:font-family="'Nunito Sans', apple-system, blinkmacsystemfont, 'Segoe UI', roboto, helvetica, arial, sans-serif"/>
    <style:font-face style:name="Roboto-Regular" svg:font-family="Roboto-Regular, 'Helvetica Neue', Arial, sans-serif"/>
    <style:font-face style:name="Times New Roman" svg:font-family="'Times New Roman'"/>
    <style:font-face style:name="Titillium Web" svg:font-family="'Titillium Web', sans-serif"/>
    <style:font-face style:name="arial" svg:font-family="arial, sans-serif"/>
    <style:font-face style:name="quot" svg:font-family="quot"/>
    <style:font-face style:name="sans-serif" svg:font-family="sans-serif"/>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06:47.453000000</meta:creation-date>
    <dc:date>2020-05-11T18:24:37.015000000</dc:date>
    <meta:editing-duration>PT2H26M10S</meta:editing-duration>
    <meta:editing-cycles>25</meta:editing-cycles>
    <meta:generator>LibreOffice/6.0.6.2$Windows_X86_64 LibreOffice_project/0c292870b25a325b5ed35f6b45599d2ea4458e77</meta:generator>
    <meta:document-statistic meta:table-count="1" meta:image-count="0" meta:object-count="0" meta:page-count="5" meta:paragraph-count="103" meta:word-count="1850" meta:character-count="11992" meta:non-whitespace-character-count="10211"/>
  </office:meta>
</office:document-meta>
</file>